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3.24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7cm"/>
    </style:style>
    <style:style style:name="co6" style:family="table-column">
      <style:table-column-properties fo:break-before="auto" style:column-width="3.926cm"/>
    </style:style>
    <style:style style:name="co7" style:family="table-column">
      <style:table-column-properties fo:break-before="auto" style:column-width="2.334cm"/>
    </style:style>
    <style:style style:name="co8" style:family="table-column">
      <style:table-column-properties fo:break-before="auto" style:column-width="3.7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,железо</text:p>
          </table:table-cell>
          <table:table-cell office:value-type="string" calcext:value-type="string">
            <text:p>R, железо,м</text:p>
          </table:table-cell>
          <table:table-cell office:value-type="string" calcext:value-type="string">
            <text:p>t,время падения(ж)</text:p>
          </table:table-cell>
          <table:table-cell office:value-type="string" calcext:value-type="string">
            <text:p>V_уст,м/с</text:p>
          </table:table-cell>
          <table:table-cell office:value-type="string" calcext:value-type="string">
            <text:p>V, м^3</text:p>
          </table:table-cell>
          <table:table-cell office:value-type="string" calcext:value-type="string">
            <text:p>1/Т, ж</text:p>
          </table:table-cell>
          <table:table-cell office:value-type="string" calcext:value-type="string">
            <text:p>n, вязкость,Па*с</text:p>
          </table:table-cell>
          <table:table-cell office:value-type="string" calcext:value-type="string">
            <text:p>t*, время релаксации,с</text:p>
          </table:table-cell>
          <table:table-cell office:value-type="string" calcext:value-type="string">
            <text:p>-t/t*</text:p>
          </table:table-cell>
          <table:table-cell office:value-type="string" calcext:value-type="string">
            <text:p>S, путь релаксации, м</text:p>
          </table:table-cell>
        </table:table-row>
        <table:table-row table:style-name="ro1">
          <table:table-cell table:formula="of:=23+273" office:value-type="float" office:value="296" calcext:value-type="float">
            <text:p>296</text:p>
          </table:table-cell>
          <table:table-cell table:formula="of:=16*0.05*0.001*0.5" office:value-type="float" office:value="0.0004" calcext:value-type="float">
            <text:p>0,0004</text:p>
          </table:table-cell>
          <table:table-cell office:value-type="float" office:value="90.02" calcext:value-type="float">
            <text:p>90,02</text:p>
          </table:table-cell>
          <table:table-cell table:formula="of:=0.2/[.C2]" office:value-type="float" office:value="0.00222172850477672" calcext:value-type="float">
            <text:p>0,00222172850477672</text:p>
          </table:table-cell>
          <table:table-cell table:formula="of:=4/3*3.14*[.B2]*[.B2]*[.B2]" office:value-type="float" office:value="0.00000000026794666667" calcext:value-type="float">
            <text:p>2,67946666666667E-10</text:p>
          </table:table-cell>
          <table:table-cell table:formula="of:=1/[.A2]" office:value-type="float" office:value="0.00337837837837838" calcext:value-type="float">
            <text:p>0,00337837837837838</text:p>
          </table:table-cell>
          <table:table-cell table:formula="of:=2/9*10*[.B2]*[.B2]*(7874-1250)/[.D2]" office:value-type="float" office:value="1.06007552" calcext:value-type="float">
            <text:p>1,06007552</text:p>
          </table:table-cell>
          <table:table-cell table:formula="of:=2/9*7874*[.B2]*[.B2]/[.G2]" office:value-type="float" office:value="0.00026409858464088" calcext:value-type="float">
            <text:p>0,00026409858464088</text:p>
          </table:table-cell>
          <table:table-cell table:formula="of:=(-1)*[.C2]/[.H2]" office:value-type="float" office:value="-340857.563180086" calcext:value-type="float">
            <text:p>-340857,563180086</text:p>
          </table:table-cell>
          <table:table-cell/>
        </table:table-row>
        <table:table-row table:style-name="ro1">
          <table:table-cell table:formula="of:=31+273" office:value-type="float" office:value="304" calcext:value-type="float">
            <text:p>304</text:p>
          </table:table-cell>
          <table:table-cell table:formula="of:=16*0.05*0.001*0.5" office:value-type="float" office:value="0.0004" calcext:value-type="float">
            <text:p>0,0004</text:p>
          </table:table-cell>
          <table:table-cell office:value-type="float" office:value="50.19" calcext:value-type="float">
            <text:p>50,19</text:p>
          </table:table-cell>
          <table:table-cell table:formula="of:=0.2/[.C3]" office:value-type="float" office:value="0.0039848575413429" calcext:value-type="float">
            <text:p>0,0039848575413429</text:p>
          </table:table-cell>
          <table:table-cell table:formula="of:=4/3*3.14*[.B3]*[.B3]*[.B3]" office:value-type="float" office:value="0.00000000026794666667" calcext:value-type="float">
            <text:p>2,67946666666667E-10</text:p>
          </table:table-cell>
          <table:table-cell table:formula="of:=1/[.A3]" office:value-type="float" office:value="0.00328947368421053" calcext:value-type="float">
            <text:p>0,00328947368421053</text:p>
          </table:table-cell>
          <table:table-cell table:formula="of:=2/9*10*[.B3]*[.B3]*(7874-1250)/[.D3]" office:value-type="float" office:value="0.59103744" calcext:value-type="float">
            <text:p>0,59103744</text:p>
          </table:table-cell>
          <table:table-cell table:formula="of:=2/9*7874*[.B3]*[.B3]/[.G3]" office:value-type="float" office:value="0.000473683096022554" calcext:value-type="float">
            <text:p>0,000473683096022554</text:p>
          </table:table-cell>
          <table:table-cell table:formula="of:=(-1)*[.C3]/[.H3]" office:value-type="float" office:value="-105956.915966472" calcext:value-type="float">
            <text:p>-105956,915966472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16*0.05*0.001*0.5" office:value-type="float" office:value="0.0004" calcext:value-type="float">
            <text:p>0,0004</text:p>
          </table:table-cell>
          <table:table-cell office:value-type="float" office:value="38.4" calcext:value-type="float">
            <text:p>38,4</text:p>
          </table:table-cell>
          <table:table-cell table:formula="of:=0.2/[.C4]" office:value-type="float" office:value="0.00520833333333333" calcext:value-type="float">
            <text:p>0,00520833333333333</text:p>
          </table:table-cell>
          <table:table-cell table:formula="of:=4/3*3.14*[.B4]*[.B4]*[.B4]" office:value-type="float" office:value="0.00000000026794666667" calcext:value-type="float">
            <text:p>2,67946666666667E-10</text:p>
          </table:table-cell>
          <table:table-cell table:formula="of:=1/[.A4]" office:value-type="float" office:value="0.00328947368421053" calcext:value-type="float">
            <text:p>0,00328947368421053</text:p>
          </table:table-cell>
          <table:table-cell table:formula="of:=2/9*10*[.B4]*[.B4]*(7874-1250)/[.D4]" office:value-type="float" office:value="0.4521984" calcext:value-type="float">
            <text:p>0,4521984</text:p>
          </table:table-cell>
          <table:table-cell table:formula="of:=2/9*7874*[.B4]*[.B4]/[.G4]" office:value-type="float" office:value="0.000619118609098229" calcext:value-type="float">
            <text:p>0,000619118609098229</text:p>
          </table:table-cell>
          <table:table-cell table:formula="of:=(-1)*[.C4]/[.H4]" office:value-type="float" office:value="-62023.6565913132" calcext:value-type="float">
            <text:p>-62023,6565913132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18*0.05*0.001*0.5" office:value-type="float" office:value="0.00045" calcext:value-type="float">
            <text:p>0,00045</text:p>
          </table:table-cell>
          <table:table-cell office:value-type="float" office:value="29.12" calcext:value-type="float">
            <text:p>29,12</text:p>
          </table:table-cell>
          <table:table-cell table:formula="of:=0.2/[.C5]" office:value-type="float" office:value="0.00686813186813187" calcext:value-type="float">
            <text:p>0,00686813186813187</text:p>
          </table:table-cell>
          <table:table-cell table:formula="of:=4/3*3.14*[.B5]*[.B5]*[.B5]" office:value-type="float" office:value="0.00000000038151" calcext:value-type="float">
            <text:p>3,8151E-10</text:p>
          </table:table-cell>
          <table:table-cell table:formula="of:=1/[.A5]" office:value-type="float" office:value="0.00328947368421053" calcext:value-type="float">
            <text:p>0,00328947368421053</text:p>
          </table:table-cell>
          <table:table-cell table:formula="of:=2/9*10*[.B5]*[.B5]*(7874-1250)/[.D5]" office:value-type="float" office:value="0.43400448" calcext:value-type="float">
            <text:p>0,43400448</text:p>
          </table:table-cell>
          <table:table-cell table:formula="of:=2/9*7874*[.B5]*[.B5]/[.G5]" office:value-type="float" office:value="0.000816420143865796" calcext:value-type="float">
            <text:p>0,000816420143865796</text:p>
          </table:table-cell>
          <table:table-cell table:formula="of:=(-1)*[.C5]/[.H5]" office:value-type="float" office:value="-35667.9097383795" calcext:value-type="float">
            <text:p>-35667,9097383795</text:p>
          </table:table-cell>
          <table:table-cell/>
        </table:table-row>
        <table:table-row table:style-name="ro1">
          <table:table-cell table:formula="of:=38+273" office:value-type="float" office:value="311" calcext:value-type="float">
            <text:p>311</text:p>
          </table:table-cell>
          <table:table-cell table:formula="of:=19*0.05*0.001*0.5" office:value-type="float" office:value="0.000475" calcext:value-type="float">
            <text:p>0,000475</text:p>
          </table:table-cell>
          <table:table-cell office:value-type="float" office:value="16.03" calcext:value-type="float">
            <text:p>16,03</text:p>
          </table:table-cell>
          <table:table-cell table:formula="of:=0.2/[.C6]" office:value-type="float" office:value="0.0124766063630692" calcext:value-type="float">
            <text:p>0,0124766063630692</text:p>
          </table:table-cell>
          <table:table-cell table:formula="of:=4/3*3.14*[.B6]*[.B6]*[.B6]" office:value-type="float" office:value="0.00000000044869291667" calcext:value-type="float">
            <text:p>4,48692916666667E-10</text:p>
          </table:table-cell>
          <table:table-cell table:formula="of:=1/[.A6]" office:value-type="float" office:value="0.00321543408360129" calcext:value-type="float">
            <text:p>0,00321543408360129</text:p>
          </table:table-cell>
          <table:table-cell table:formula="of:=2/9*10*[.B6]*[.B6]*(7874-1250)/[.D6]" office:value-type="float" office:value="0.26619418" calcext:value-type="float">
            <text:p>0,26619418</text:p>
          </table:table-cell>
          <table:table-cell table:formula="of:=2/9*7874*[.B6]*[.B6]/[.G6]" office:value-type="float" office:value="0.00148310384213175" calcext:value-type="float">
            <text:p>0,00148310384213175</text:p>
          </table:table-cell>
          <table:table-cell table:formula="of:=(-1)*[.C6]/[.H6]" office:value-type="float" office:value="-10808.4137769876" calcext:value-type="float">
            <text:p>-10808,4137769876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15*0.05*0.001*0.5" office:value-type="float" office:value="0.000375" calcext:value-type="float">
            <text:p>0,000375</text:p>
          </table:table-cell>
          <table:table-cell office:value-type="float" office:value="22.18" calcext:value-type="float">
            <text:p>22,18</text:p>
          </table:table-cell>
          <table:table-cell table:formula="of:=0.2/[.C7]" office:value-type="float" office:value="0.00901713255184851" calcext:value-type="float">
            <text:p>0,00901713255184851</text:p>
          </table:table-cell>
          <table:table-cell table:formula="of:=4/3*3.14*[.B7]*[.B7]*[.B7]" office:value-type="float" office:value="0.00000000022078125" calcext:value-type="float">
            <text:p>2,2078125E-10</text:p>
          </table:table-cell>
          <table:table-cell table:formula="of:=1/[.A7]" office:value-type="float" office:value="0.00321543408360129" calcext:value-type="float">
            <text:p>0,00321543408360129</text:p>
          </table:table-cell>
          <table:table-cell table:formula="of:=2/9*10*[.B7]*[.B7]*(7874-1250)/[.D7]" office:value-type="float" office:value="0.229563" calcext:value-type="float">
            <text:p>0,229563</text:p>
          </table:table-cell>
          <table:table-cell table:formula="of:=2/9*7874*[.B7]*[.B7]/[.G7]" office:value-type="float" office:value="0.00107187351620252" calcext:value-type="float">
            <text:p>0,00107187351620252</text:p>
          </table:table-cell>
          <table:table-cell table:formula="of:=(-1)*[.C7]/[.H7]" office:value-type="float" office:value="-20692.74001524" calcext:value-type="float">
            <text:p>-20692,74001524</text:p>
          </table:table-cell>
          <table:table-cell/>
        </table:table-row>
        <table:table-row table:style-name="ro1">
          <table:table-cell table:formula="of:=46+273" office:value-type="float" office:value="319" calcext:value-type="float">
            <text:p>319</text:p>
          </table:table-cell>
          <table:table-cell table:formula="of:=14*0.05*0.001*0.5" office:value-type="float" office:value="0.00035" calcext:value-type="float">
            <text:p>0,00035</text:p>
          </table:table-cell>
          <table:table-cell office:value-type="float" office:value="15.73" calcext:value-type="float">
            <text:p>15,73</text:p>
          </table:table-cell>
          <table:table-cell table:formula="of:=0.2/[.C8]" office:value-type="float" office:value="0.0127145581691036" calcext:value-type="float">
            <text:p>0,0127145581691036</text:p>
          </table:table-cell>
          <table:table-cell table:formula="of:=4/3*3.14*[.B8]*[.B8]*[.B8]" office:value-type="float" office:value="0.00000000017950333333" calcext:value-type="float">
            <text:p>1,79503333333333E-10</text:p>
          </table:table-cell>
          <table:table-cell table:formula="of:=1/[.A8]" office:value-type="float" office:value="0.00313479623824451" calcext:value-type="float">
            <text:p>0,00313479623824451</text:p>
          </table:table-cell>
          <table:table-cell table:formula="of:=2/9*10*[.B8]*[.B8]*(7874-1250)/[.D8]" office:value-type="float" office:value="0.14182168" calcext:value-type="float">
            <text:p>0,14182168</text:p>
          </table:table-cell>
          <table:table-cell table:formula="of:=2/9*7874*[.B8]*[.B8]/[.G8]" office:value-type="float" office:value="0.00151138935723916" calcext:value-type="float">
            <text:p>0,00151138935723916</text:p>
          </table:table-cell>
          <table:table-cell table:formula="of:=(-1)*[.C8]/[.H8]" office:value-type="float" office:value="-10407.6424282449" calcext:value-type="float">
            <text:p>-10407,6424282449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16*0.05*0.001*0.5" office:value-type="float" office:value="0.0004" calcext:value-type="float">
            <text:p>0,0004</text:p>
          </table:table-cell>
          <table:table-cell office:value-type="float" office:value="13.67" calcext:value-type="float">
            <text:p>13,67</text:p>
          </table:table-cell>
          <table:table-cell table:formula="of:=0.2/[.C9]" office:value-type="float" office:value="0.0146305779078274" calcext:value-type="float">
            <text:p>0,0146305779078274</text:p>
          </table:table-cell>
          <table:table-cell table:formula="of:=4/3*3.14*[.B9]*[.B9]*[.B9]" office:value-type="float" office:value="0.00000000026794666667" calcext:value-type="float">
            <text:p>2,67946666666667E-10</text:p>
          </table:table-cell>
          <table:table-cell table:formula="of:=1/[.A9]" office:value-type="float" office:value="0.00313479623824451" calcext:value-type="float">
            <text:p>0,00313479623824451</text:p>
          </table:table-cell>
          <table:table-cell table:formula="of:=2/9*10*[.B9]*[.B9]*(7874-1250)/[.D9]" office:value-type="float" office:value="0.16097792" calcext:value-type="float">
            <text:p>0,16097792</text:p>
          </table:table-cell>
          <table:table-cell table:formula="of:=2/9*7874*[.B9]*[.B9]/[.G9]" office:value-type="float" office:value="0.00173914810456269" calcext:value-type="float">
            <text:p>0,00173914810456269</text:p>
          </table:table-cell>
          <table:table-cell table:formula="of:=(-1)*[.C9]/[.H9]" office:value-type="float" office:value="-7860.17013970028" calcext:value-type="float">
            <text:p>-7860,1701397002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18*0.05*0.001*0.5" office:value-type="float" office:value="0.00045" calcext:value-type="float">
            <text:p>0,00045</text:p>
          </table:table-cell>
          <table:table-cell office:value-type="float" office:value="12.88" calcext:value-type="float">
            <text:p>12,88</text:p>
          </table:table-cell>
          <table:table-cell table:formula="of:=0.2/[.C10]" office:value-type="float" office:value="0.015527950310559" calcext:value-type="float">
            <text:p>0,015527950310559</text:p>
          </table:table-cell>
          <table:table-cell table:formula="of:=4/3*3.14*[.B10]*[.B10]*[.B10]" office:value-type="float" office:value="0.00000000038151" calcext:value-type="float">
            <text:p>3,8151E-10</text:p>
          </table:table-cell>
          <table:table-cell table:formula="of:=1/[.A10]" office:value-type="float" office:value="0.00313479623824451" calcext:value-type="float">
            <text:p>0,00313479623824451</text:p>
          </table:table-cell>
          <table:table-cell table:formula="of:=2/9*10*[.B10]*[.B10]*(7874-1250)/[.D10]" office:value-type="float" office:value="0.19196352" calcext:value-type="float">
            <text:p>0,19196352</text:p>
          </table:table-cell>
          <table:table-cell table:formula="of:=2/9*7874*[.B10]*[.B10]/[.G10]" office:value-type="float" office:value="0.00184581945569658" calcext:value-type="float">
            <text:p>0,00184581945569658</text:p>
          </table:table-cell>
          <table:table-cell table:formula="of:=(-1)*[.C10]/[.H10]" office:value-type="float" office:value="-6977.93056642113" calcext:value-type="float">
            <text:p>-6977,93056642113</text:p>
          </table:table-cell>
          <table:table-cell/>
        </table:table-row>
        <table:table-row table:style-name="ro1">
          <table:table-cell table:formula="of:=23+273" office:value-type="float" office:value="296" calcext:value-type="float">
            <text:p>296</text:p>
          </table:table-cell>
          <table:table-cell table:formula="of:=16*0.05*0.001*0.5" office:value-type="float" office:value="0.0004" calcext:value-type="float">
            <text:p>0,0004</text:p>
          </table:table-cell>
          <table:table-cell office:value-type="float" office:value="89.44" calcext:value-type="float">
            <text:p>89,44</text:p>
          </table:table-cell>
          <table:table-cell table:formula="of:=0.2/[.C11]" office:value-type="float" office:value="0.00223613595706619" calcext:value-type="float">
            <text:p>0,00223613595706619</text:p>
          </table:table-cell>
          <table:table-cell table:formula="of:=4/3*3.14*[.B11]*[.B11]*[.B11]" office:value-type="float" office:value="0.00000000026794666667" calcext:value-type="float">
            <text:p>2,67946666666667E-10</text:p>
          </table:table-cell>
          <table:table-cell table:formula="of:=1/[.A11]" office:value-type="float" office:value="0.00337837837837838" calcext:value-type="float">
            <text:p>0,00337837837837838</text:p>
          </table:table-cell>
          <table:table-cell table:formula="of:=2/9*10*[.B11]*[.B11]*(7874-1250)/[.D11]" office:value-type="float" office:value="1.05324544" calcext:value-type="float">
            <text:p>1,05324544</text:p>
          </table:table-cell>
          <table:table-cell table:formula="of:=2/9*7874*[.B11]*[.B11]/[.G11]" office:value-type="float" office:value="0.000265811209630724" calcext:value-type="float">
            <text:p>0,000265811209630724</text:p>
          </table:table-cell>
          <table:table-cell table:formula="of:=(-1)*[.C11]/[.H11]" office:value-type="float" office:value="-336479.413807468" calcext:value-type="float">
            <text:p>-336479,413807468</text:p>
          </table:table-cell>
          <table:table-cell/>
        </table:table-row>
        <table:table-row table:style-name="ro1">
          <table:table-cell table:formula="of:=31+273" office:value-type="float" office:value="304" calcext:value-type="float">
            <text:p>304</text:p>
          </table:table-cell>
          <table:table-cell table:formula="of:=16*0.05*0.001*0.5" office:value-type="float" office:value="0.0004" calcext:value-type="float">
            <text:p>0,0004</text:p>
          </table:table-cell>
          <table:table-cell office:value-type="float" office:value="34.34" calcext:value-type="float">
            <text:p>34,34</text:p>
          </table:table-cell>
          <table:table-cell table:formula="of:=0.2/[.C12]" office:value-type="float" office:value="0.005824111822947" calcext:value-type="float">
            <text:p>0,005824111822947</text:p>
          </table:table-cell>
          <table:table-cell table:formula="of:=4/3*3.14*[.B12]*[.B12]*[.B12]" office:value-type="float" office:value="0.00000000026794666667" calcext:value-type="float">
            <text:p>2,67946666666667E-10</text:p>
          </table:table-cell>
          <table:table-cell table:formula="of:=1/[.A12]" office:value-type="float" office:value="0.00328947368421053" calcext:value-type="float">
            <text:p>0,00328947368421053</text:p>
          </table:table-cell>
          <table:table-cell table:formula="of:=2/9*10*[.B12]*[.B12]*(7874-1250)/[.D12]" office:value-type="float" office:value="0.40438784" calcext:value-type="float">
            <text:p>0,40438784</text:p>
          </table:table-cell>
          <table:table-cell table:formula="of:=2/9*7874*[.B12]*[.B12]/[.G12]" office:value-type="float" office:value="0.000692316674122655" calcext:value-type="float">
            <text:p>0,000692316674122655</text:p>
          </table:table-cell>
          <table:table-cell table:formula="of:=(-1)*[.C12]/[.H12]" office:value-type="float" office:value="-49601.5787045974" calcext:value-type="float">
            <text:p>-49601,5787045974</text:p>
          </table:table-cell>
          <table:table-cell/>
        </table:table-row>
        <table:table-row table:style-name="ro1">
          <table:table-cell table:formula="of:=54+273" office:value-type="float" office:value="327" calcext:value-type="float">
            <text:p>327</text:p>
          </table:table-cell>
          <table:table-cell table:formula="of:=18*0.05*0.001*0.5" office:value-type="float" office:value="0.00045" calcext:value-type="float">
            <text:p>0,00045</text:p>
          </table:table-cell>
          <table:table-cell office:value-type="float" office:value="8.58" calcext:value-type="float">
            <text:p>8,58</text:p>
          </table:table-cell>
          <table:table-cell table:formula="of:=0.2/[.C13]" office:value-type="float" office:value="0.0233100233100233" calcext:value-type="float">
            <text:p>0,0233100233100233</text:p>
          </table:table-cell>
          <table:table-cell table:formula="of:=4/3*3.14*[.B13]*[.B13]*[.B13]" office:value-type="float" office:value="0.00000000038151" calcext:value-type="float">
            <text:p>3,8151E-10</text:p>
          </table:table-cell>
          <table:table-cell table:formula="of:=1/[.A13]" office:value-type="float" office:value="0.00305810397553517" calcext:value-type="float">
            <text:p>0,00305810397553517</text:p>
          </table:table-cell>
          <table:table-cell table:formula="of:=2/9*10*[.B13]*[.B13]*(7874-1250)/[.D13]" office:value-type="float" office:value="0.12787632" calcext:value-type="float">
            <text:p>0,12787632</text:p>
          </table:table-cell>
          <table:table-cell table:formula="of:=2/9*7874*[.B13]*[.B13]/[.G13]" office:value-type="float" office:value="0.00277088048827179" calcext:value-type="float">
            <text:p>0,00277088048827179</text:p>
          </table:table-cell>
          <table:table-cell table:formula="of:=(-1)*[.C13]/[.H13]" office:value-type="float" office:value="-3096.48865633731" calcext:value-type="float">
            <text:p>-3096,4886563373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14*0.05*0.001*0.5" office:value-type="float" office:value="0.00035" calcext:value-type="float">
            <text:p>0,00035</text:p>
          </table:table-cell>
          <table:table-cell office:value-type="float" office:value="11.6" calcext:value-type="float">
            <text:p>11,6</text:p>
          </table:table-cell>
          <table:table-cell table:formula="of:=0.2/[.C14]" office:value-type="float" office:value="0.0172413793103448" calcext:value-type="float">
            <text:p>0,0172413793103448</text:p>
          </table:table-cell>
          <table:table-cell table:formula="of:=4/3*3.14*[.B14]*[.B14]*[.B14]" office:value-type="float" office:value="0.00000000017950333333" calcext:value-type="float">
            <text:p>1,79503333333333E-10</text:p>
          </table:table-cell>
          <table:table-cell table:formula="of:=1/[.A14]" office:value-type="float" office:value="0.00305810397553517" calcext:value-type="float">
            <text:p>0,00305810397553517</text:p>
          </table:table-cell>
          <table:table-cell table:formula="of:=2/9*10*[.B14]*[.B14]*(7874-1250)/[.D14]" office:value-type="float" office:value="0.1045856" calcext:value-type="float">
            <text:p>0,1045856</text:p>
          </table:table-cell>
          <table:table-cell table:formula="of:=2/9*7874*[.B14]*[.B14]/[.G14]" office:value-type="float" office:value="0.00204949608529069" calcext:value-type="float">
            <text:p>0,00204949608529069</text:p>
          </table:table-cell>
          <table:table-cell table:formula="of:=(-1)*[.C14]/[.H14]" office:value-type="float" office:value="-5659.92786385573" calcext:value-type="float">
            <text:p>-5659,9278638557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р,железа,кг/м^3</text:p>
          </table:table-cell>
          <table:table-cell office:value-type="string" calcext:value-type="string">
            <text:p>р,стекла,кг/м^3</text:p>
          </table:table-cell>
          <table:table-cell office:value-type="string" calcext:value-type="string">
            <text:p>р,глицерина,кг/м^3</text:p>
          </table:table-cell>
          <table:table-cell table:number-columns-repeated="7"/>
        </table:table-row>
        <table:table-row table:style-name="ro1">
          <table:table-cell table:style-name="ce1" office:value-type="float" office:value="7874" calcext:value-type="float">
            <text:p>7874</text:p>
          </table:table-cell>
          <table:table-cell office:value-type="float" office:value="2600" calcext:value-type="float">
            <text:p>2600</text:p>
          </table:table-cell>
          <table:table-cell office:value-type="float" office:value="1250" calcext:value-type="float">
            <text:p>1250</text:p>
          </table:table-cell>
          <table:table-cell table:number-columns-repeated="7"/>
        </table:table-row>
        <table:table-row table:style-name="ro1" table:number-rows-repeated="12">
          <table:table-cell table:style-name="ce1"/>
          <table:table-cell table:number-columns-repeated="9"/>
        </table:table-row>
        <table:table-row table:style-name="ro1">
          <table:table-cell table:style-name="ce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20:45:52.722000000</meta:creation-date>
    <dc:date>2022-04-17T01:49:15.540000000</dc:date>
    <meta:editing-duration>PT10M59S</meta:editing-duration>
    <meta:editing-cycles>1</meta:editing-cycles>
    <meta:document-statistic meta:table-count="1" meta:cell-count="133" meta:object-count="0"/>
    <meta:generator>LibreOffice/7.3.1.3$Windows_x86 LibreOffice_project/a69ca51ded25f3eefd52d7bf9a5fad8c90b87951</meta:generator>
  </office:meta>
</office:document-meta>
</file>